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pitch="variable"/>
    <style:font-face style:name="Ringside Regular2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text-properties style:font-name="Gill Sans" officeooo:rsid="0080003b" officeooo:paragraph-rsid="0080003b"/>
    </style:style>
    <style:style style:name="P7" style:family="paragraph" style:parent-style-name="Table_20_Contents">
      <style:text-properties style:font-name="Gill Sans" officeooo:rsid="0080003b" officeooo:paragraph-rsid="0081d9f9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officeooo:paragraph-rsid="0081d9f9"/>
    </style:style>
    <style:style style:name="P12" style:family="paragraph" style:parent-style-name="Table_20_Contents">
      <style:text-properties officeooo:paragraph-rsid="0083260a"/>
    </style:style>
    <style:style style:name="P13" style:family="paragraph" style:parent-style-name="Text_20_body">
      <style:text-properties officeooo:paragraph-rsid="0048f2dc"/>
    </style:style>
    <style:style style:name="P14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5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6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8" style:family="paragraph" style:parent-style-name="Text_20_body">
      <style:text-properties officeooo:paragraph-rsid="00844c8f"/>
    </style:style>
    <style:style style:name="P19" style:family="paragraph" style:parent-style-name="Text_20_body">
      <style:text-properties officeooo:paragraph-rsid="008649bb"/>
    </style:style>
    <style:style style:name="P2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3ed5ef" style:font-size-asian="20pt" style:font-size-complex="20pt"/>
    </style:style>
    <style:style style:name="T4" style:family="text">
      <style:text-properties officeooo:rsid="0081d9f9"/>
    </style:style>
    <style:style style:name="T5" style:family="text">
      <style:text-properties style:font-name="Joanna Nova" officeooo:rsid="00844c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ric Bréchemier<text:span text:style-name="T1"><text:line-break/></text:span><text:span text:style-name="T2">eric@coding.graphic</text:span><text:span text:style-name="T3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since </text:p>
          </table:table-cell>
          <table:table-cell table:style-name="Table1.A1" office:value-type="string">
            <text:p text:style-name="P7">20<text:span text:style-name="T4">20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Instructional Design Self-Stud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Digital Learning Manager Certificate from LearnAssembl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6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2004–</text:p>
          </table:table-cell>
          <table:table-cell table:style-name="Table2.A1" office:value-type="string">
            <text:p text:style-name="P15">202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8">Software Engineer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Autajon</text:p>
                </table:table-cell>
              </table:table-row>
              <table:table-row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OECD, Wolters Kluwer</text:p>
                </table:table-cell>
              </table:table-row>
              <table:table-row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eGull</text:p>
                </table:table-cell>
              </table:table-row>
              <table:table-row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Pastagames</text:p>
                </table:table-cell>
              </table:table-row>
              <table:table-row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Family&amp;Co, Legalbox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5">2004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8">Video Games <text:span text:style-name="T5">&amp;</text:span> Interactive Media Master Degree from CNAM-ENJMIN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6">2003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9">Software Engineer Master Degree from ENSIIE</text:p>
          </table:table-cell>
        </table:table-row>
        <table:table-row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6">1998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9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pitch="variable"/>
    <style:font-face style:name="Ringside Regular2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loext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loext:contextual-spacing="false">
        <style:drop-cap/>
      </style:paragraph-properties>
      <style:text-properties fo:font-variant="small-caps" style:font-name="Ringside Regular2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7T19:14:54.808546514</meta:creation-date>
    <dc:date>2020-10-08T10:46:33.915194455</dc:date>
    <meta:editing-duration>PT2H35M54S</meta:editing-duration>
    <meta:editing-cycles>101</meta:editing-cycles>
    <meta:generator>LibreOffice/6.3.6.2$MacOSX_X86_64 LibreOffice_project/2196df99b074d8a661f4036fca8fa0cbfa33a497</meta:generator>
    <meta:document-statistic meta:table-count="4" meta:image-count="0" meta:object-count="0" meta:page-count="1" meta:paragraph-count="46" meta:word-count="112" meta:character-count="806" meta:non-whitespace-character-count="736"/>
  </office:meta>
</office:document-meta>
</file>